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font-style-asian="normal" style:font-style-complex="normal"/>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bold"/>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font-style-asian="italic" style:font-style-complex="italic"/>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ff" style:font-name="Times New Roman1" fo:font-size="14pt" fo:letter-spacing="normal" fo:font-style="normal" fo:font-weight="normal"/>
    </style:style>
    <style:style style:name="P7" style:family="paragraph" style:parent-style-name="Text_20_body">
      <style:paragraph-properties fo:margin-left="0cm" fo:margin-right="0cm" fo:margin-top="0cm" fo:margin-bottom="0cm" fo:orphans="2" fo:widows="2" fo:text-indent="0cm" style:auto-text-indent="false"/>
      <style:text-properties fo:font-variant="normal" fo:text-transform="none" fo:color="#ff0000" style:font-name="Times New Roman1" fo:font-size="14pt" fo:letter-spacing="normal" fo:font-style="normal" fo:font-weight="normal"/>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font-style-asian="normal" style:font-style-complex="normal"/>
    </style:style>
    <style:style style:name="T1" style:family="text">
      <style:text-properties style:font-name="Times New Roman1" fo:font-size="14pt" fo:font-style="normal" fo:font-weight="normal"/>
    </style:style>
    <style:style style:name="T2" style:family="text">
      <style:text-properties style:font-name="Times New Roman1" fo:font-size="14pt" fo:font-style="italic" fo:font-weight="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uman reason is conditioned by its physical construction. Our brains developed according to physical processes, filtered by natural selection along with the specific mechanisms which allow aspects of individuals (as types of patterns) to be copied.</text:p>
      <text:p text:style-name="P1">-2. Kant is fundamentally correct, according to this view, that in seeking to discover the nature of reality, we cannot escape the fact that our experience of reality is fundamentally conditioned by ourselves and how our own minds perceive the world.</text:p>
      <text:p text:style-name="P1">-3. However, modern science has allowed a more significant glimpse into how it is that our minds may be structured so as to allow the processes of reason that do occur to arise as they do.</text:p>
      <text:p text:style-name="P1">-4. This, however, says very little about the 'hard issue of consciousness' and how it is that specific phenomena arise from the apparently merely physical mind.</text:p>
      <text:p text:style-name="P1">-5. The elements that are the subject of reason are generally, from the 'internal' perspectives of our own minds, grounded in subjective mental phenomena.</text:p>
      <text:p text:style-name="P1">-Our knowledge of structure itself, including that of what we know of our physical brain structure, is built up out of such mental phenomena.</text:p>
      <text:p text:style-name="P1">-6. These phenomena are, as far as we can tell, themselves grounded in physical structure.</text:p>
      <text:p text:style-name="P1">-7. This may not strictly be the best way to describe the connection between consciousness and physical structure though, as it may not be meaningfully true to say that physical-structure-in-time is the cause of subjective mental phenomena, any more than the converse is true (that subjective phenomena are in some way the absolute cause of the physical structures that seemingly underlie them, which in a sense would imply 'willfulness' of matter, if not strictly free will). It is especially important to consider that the phenomena arise together, and we have no actual hard reason to hold that one necessarily follows on from the other in a direct cause and effect relation in time.</text:p>
      <text:p text:style-name="P1">* The very nature of cause and effect relations are themselves nebulous too.</text:p>
      <text:p text:style-name="P1">-8 Cause and effect, the idea the what precedes a given occurrence is necessary for it to occur, is something I take to be essentially true, and use it as a prerequisite for how consciousness arises through the way structures take part in it. However, the idea of a chain-of-cause-and-effect can be abstracted into a higher idea, the idea of chain-of-necessity which I hold to be more true, given the knowledge we have of physics. Chain-of-necessity take into account that, given the way physical laws (as described through mathematics), seem to be mostly time symmetric in nature, it makes little sense to assume that cause-and-effect is some-kind of process that happens to works one way. Instead it may make more sense to assume that we only perceive time the way we do due how our bodies are dynamically constructed in the chain-of-necessity that is our reality, and that, were the direction of  increase of entropy reversed (which seems to emerge from the arrangement of matter being 'set off' in a certain way, through a 'cause' that cannot be said to be of the same kind as of causes that take place within the chain-of-necessity), we would have experience time as flowing in the opposite direction to what it does (though we would not perceive phenomena as having any fundamentally different qualities). Hence, chain-of-necessity seemingly underlies physical-structure-in-time.</text:p>
      <text:p text:style-name="P8"><text:a xlink:type="simple" xlink:href="http://www.preposterousuniverse.com/blog/2004/10/27/the-arrow-of-time/" text:style-name="Internet_20_link" text:visited-style-name="Visited_20_Internet_20_Link"><text:span text:style-name="T3">http://www.preposterousuniverse.com/blog/2004/10/27/the-arrow-of-time/</text:span></text:a></text:p>
      <text:p text:style-name="P1"><text:soft-page-break/>-9 Still, I do not claim any differently from Hume regarding to what extent our experience alone allows us to posit with meaningful certainty the existence of cause and effect underlying our reality. Rather I posit the chain-of-necessity as a potential prerequisite for distinguishing substrates of reality that necessitate consciousness, and those that I assume won't (such as the underlying constructs of the 'brain' of the sliced brain experiment).</text:p>
      <text:p text:style-name="P8"/>
      <text:p text:style-name="P1">- Because of this, it is my best guess to say that both physical-structure-in-time and mental phenomena are two aspects of a single thing-in-itself that necessarily arise together. I posit that this necessity of arising together is a <text:span text:style-name="T4">universal absolute</text:span>, as for this to not be the case would admit the possibility (in the degenerate case) of P-zombies and a disconnectedness between thought and action that seems intuitively wrong.</text:p>
      <text:p text:style-name="P8"/>
      <text:p text:style-name="P1">-10. The 'P-zombie movie' thought experiment shows that, if one accepts the possibility of P-zombies, the result of this necessarily allows such absurdity, and this is something that needs to be acknowledged by anyone who holds such beliefs. I can't completely rule out that idea that even such events might be possible, but I will suppose that they are so bizarre and unreasonable that (from my perspective*) it greatly reduces the likelihood of P-zombies being possible in principal to the point where I will take it for granted that they are not.</text:p>
      <text:p text:style-name="P1">*I assume the probability stems from a lack of knowledge about reality from the perspective of a given agent and so is inherently subjective.</text:p>
      <text:p text:style-name="P1">-11. In saying that they are not (8), I am claiming that this is a <text:span text:style-name="T4">universal absolute</text:span>. That is, that not only is it not possible for P-zombies to exist in our reality, but that they cannot exist in principal in any reality, even if someone argues that they are somehow conceivable by their own mind (which I argue would simply be a mistaken conception in the same way that a child who might think that a million and a billion are basically the same—because they are both so large and beyond his imagination—would be mistaken if mathematical Platonism is taken to be true).</text:p>
      <text:p text:style-name="P8"/>
      <text:p text:style-name="P1">- There may be no way to distinguish between "physicality with mental phenomena as epiphenomena" and "willfulness".</text:p>
      <text:p text:style-name="P1">- If they cannot actually be distinguished in any meaningful way, than any conceivable distinction between them is likely illusionary.</text:p>
      <text:p text:style-name="P1">-"Willfulness" still would not imply freedom of the will <text:span text:style-name="T4">from</text:span> physical structure if we accept these universal absolutes.</text:p>
      <text:p text:style-name="P8"/>
      <text:p text:style-name="P8"/>
      <text:p text:style-name="P1">- Anthropism and bias.</text:p>
      <text:p text:style-name="P8"/>
      <text:p text:style-name="P1">-Sliced brain thought experiment (relies on affirmation of Chinese room and Chinese nation thought experiments).</text:p>
      <text:p text:style-name="P8"/>
      <text:p text:style-name="P8"/>
      <text:p text:style-name="P1">---</text:p>
      <text:p text:style-name="P8"><text:soft-page-break/></text:p>
      <text:p text:style-name="P8"/>
      <text:p text:style-name="P3">Sliced Brain</text:p>
      <text:p text:style-name="P1"><text:span text:style-name="T6"><text:line-break/></text:span>On one hand, I will define a 'normal brain' as any physical-structure-in-time that creates a series of processes that are structurally equivalent to a chain-of-cause-and-effect that possesses or emulates (both of which are equivalent in my theory) the structure of a conscious mind. The human brain is naturally a 'normal brain', as is any computer simulation that exhaustively emulates the structure of a mind and its operation.</text:p>
      <text:p text:style-name="P8"/>
      <text:p text:style-name="P1">Conversely I will define a 'degenerate brain' as any, partial simulation that exhibits finite limitations of its behaviors, such that it's overall behavior is equivalent to a finite lookup table with entries corresponding to a given input-set (where an input-set is a data structure containing the total of all the input that the 'brain' has received so far since a given defined start point). Such a brain does not really think, it is incapable of going through a process that would allow it to respond meaningfully to inputs outside of its predefined scope, and hence, I will claim, it will not be conscious, even though it may simulate the appearance of a consciousness to a finite extent (possibly through pre-recording and/or structural analysis of an actual mind capable of consciousness).</text:p>
      <text:p text:style-name="P8"/>
      <text:p text:style-name="P1">Now, consider the 'sliced brain'. The sliced brain is not, as it were, an ordinary, functioning brain which happens to be cut up in space. Rather, it is the equivalent of a physical brain that is sliced <text:span text:style-name="T4">across time</text:span>.</text:p>
      <text:p text:style-name="P8"/>
      <text:p text:style-name="P1">---</text:p>
      <text:p text:style-name="P8"/>
      <text:p text:style-name="P1">-At a fundamental level, it may be said that the universe is discreet or continuous (or possibly a combination of both or something else entirely that we may not be able to understand).</text:p>
      <text:p text:style-name="P1">-Regardless, it seems to be possible that continuous structures can approximate discreet ones to arbitrary degrees and, to the extent on the fineness of the granularity of the discreetness, the reverse is also possible.</text:p>
      <text:p text:style-name="P1">-The chaotic and noisy nature of how the substances of the brain interact make it unlikely that the elements its structure which are significant to consciousness are directly dependent on continuous properties that are finely analytic.</text:p>
      <text:p text:style-name="P1">-Because of this, the fundamental nature of the foundational structure of our universe may not be all that important with regard to how consciousness actually forms out of it.</text:p>
      <text:p text:style-name="P1">-However, it may turn out to be the case that the very possibility of discreetness or continuity may itself be a <text:span text:style-name="T4">universal absolute</text:span> - <text:span text:style-name="T4">i.e.</text:span> that existing reality can only actually be comprised of actually discreet structures, or only actually continuous structures, or even forms that cannot be said to be either - and that our perception that the other is possible arises out of our own subjective apprehension.</text:p>
      <text:p text:style-name="P6"><text:soft-page-break/>- However, assuming that is true that our own subjective apprehension is something that itself is necessarily intertwined with structure according to what I have previously stated, and as such apprehension and the structures apprehension  necessarily arises out of (or with) can be potentially based on either discreet or continuous structures, it seems to me that it is then a <text:span text:style-name="T4">universal absolute</text:span> that is it <text:span text:style-name="T4">necessarily possible</text:span> for thinking, reasoning beings* to be able to conceive of both discreet and continuous structures regardless of whether one or the other, or even both, may actually not be the actual basis of our reality, given that the possibility of either approximating the other is there and that we do seem to have the ability to conceive of such structures.</text:p>
      <text:p text:style-name="P6">* By this I mean that it is possible for such beings to exist (as clearly we at least exist as examples), not that all possible beings that may be capable of doing something that is called thinking or reasoning will necessarily be able to conceive of such structures.</text:p>
      <text:p text:style-name="P1">-I will assume that the structures that consciousness is based on can hence be described through some generalization of discreetness and continuity regardless of the actual basis and that theories of consciousness that necessarily assume either must be in principal generalizable to the other.</text:p>
      <text:p text:style-name="P1">-Physical structure, considered as a cybernetic control structure, is subject to chaos and noise.</text:p>
      <text:p text:style-name="P8"/>
      <text:p text:style-name="P1">-All theories that assume things like the idea that under consiousness must lie quantum mechanical structure (or any kind of 'special' structure that is exotic or physically specific) or else it would not be possible assumes or implies one of two things.</text:p>
      <text:p text:style-name="P5"> <text:span text:style-name="T1">a) That the substrate is structurally not emulatable by other physical structures for whatever reason.</text:span></text:p>
      <text:p text:style-name="P5"> <text:span text:style-name="T1">b) That the universal absolutes given above do not hold and that consciousness is in fact separable from physical structure and cause and effect.</text:span></text:p>
      <text:p text:style-name="P1">-Most theories of consciousness that posit it has a physical cause that must rely on quantum physics tend to be essentially based on the idea that, since quantum physics seems weird and inexplicable and consciousness seems to also be weird and inexplicable that they both might be related, or otherwise that the seeming randomness of it might actually allow a form of free will.</text:p>
      <text:p text:style-name="P1">-Even then, there is little reason to believe at all that the brain somehow has structural control that utilities quantum effects, and even less reason to believe that it does so on a large scale, beyond sheer wild speculation that it does.</text:p>
      <text:p text:style-name="P1">-If the mind does happen to meaningfully be based in quantum effects (which may not be all that unlikely), these effects will be strictly crucial to a theory of consciousness-as-structure only if they are <text:span text:style-name="T4">unemulatable</text:span>.</text:p>
      <text:p text:style-name="P8"/>
      <text:p text:style-name="P8"/>
      <text:p text:style-name="P1">-When people say that something is objective, they generally mean that it is independent of the subjective experience of any individual mind.</text:p>
      <text:p text:style-name="P1">-The subjective, on the other hand, is based chiefly in mental phenomena.</text:p>
      <text:p text:style-name="P1"><text:soft-page-break/>- If we say that "(the quality of) art is subjective", then the implication is that, regardless of the actual construction of an art object in itself, the mental impressions that individuals may gain from it will differ, depending on the construction of their individual minds.</text:p>
      <text:p text:style-name="P1">-If, on the other hand, someone says "(the quality of) art is objective", then something more specific and socially and contextually determined is being said. With this statement, the person proposing the truth of it to be the case does so with the acknowledgement that different people's judgement of art will differ from each other, and that each will subjectively experience a given piece differently anyway. Despite this, the claim typically attempts to say that there are still somehow certain qualities of art that are, by some particular (thought rarely well defined) metric, better in particular art works than others, but that it is simultaneously the case that certain minds are better adapted to making the judgement that this than others, and that these people are more uniquely qualified to point out what artworks have these apparently objective qualities that only certain classes of people are adept at perceiving.</text:p>
      <text:p text:style-name="P1">-Approached naively, this has many clear problems. For example, how would someone distinguish a supposedly 'objective' classification of art proposed by a given social group from a fundamentally 'subjective' classification that depends on them having gotten used to a certain actually arbitrary combination of forms and symbols? This is a serious issue concerning the use of language in artworks, and even if this is discounted the issue that a given culture might have just established some largely arbitrary tradition as a basis for their aesthetics, without the continued practice of which will become basically meaningless?</text:p>
      <text:p text:style-name="P7">- Comment on Wittgenstein and how he believed his learning of species counterpoint contributed to his understanding of musical structure by providing him with cultural context. Show how this is inadequate.</text:p>
      <text:p text:style-name="P8"/>
      <text:p text:style-name="P1">- I will propose here the "distinguishing problem" of consciousness. In contrast to the soft problem (that of seeing how observed structures correspond with observed behavior and reported phenomenal states) and David Chalmers' 'hard problem' (of explaining <text:span text:style-name="T4">why</text:span> it is that consciousness can arise out physical structures) I provide the following:</text:p>
      <text:p text:style-name="P5">  <text:span text:style-name="T2">How </text:span><text:span text:style-name="T1">might we work out that a particular description of a physical structure, corresponding realized as an actual brain state, will result in a particular phenominal experience in a given modality (say, the color red), as opposed to another experience (like the color blue) which will presumably correspond to a distinguishable structure? In particular, how might it be determined that such a particular structural correspondence is not simply something that </text:span><text:span text:style-name="T2">happens</text:span><text:span text:style-name="T1"> to be the case for a particular structure (i.e. that a particular subset of neurons leading from parts of an eye firing together in a certain pattern happen to to correspond to a red experience, even if in a hypothetically different brain they might actually produce a blue, green one or grey one in its place) but necessarily cause such an experience as a universal absolute due to fundamental properties of their causal structure? How complex of a structure would actually need to be accounted for in order to make this distinction absolutely? How might various 'shades of purple' be interpolated through conscious structures? </text:span><text:soft-page-break/><text:span text:style-name="T1">How is it that hue is assigned to various parts of the phenomenal field of vision through structure? How would we know if a color experience completely different in kind to anything a human has so far had</text:span></text:p>
      <text:p text:style-name="P1">was occurring, based purely on determination through structure?</text:p>
      <text:p text:style-name="P8"/>
      <text:p text:style-name="P7">-Reference the Integrated Information Theory of consciousness. Point out that it makes similar predictions regarding the possibilities of P-zombies, namely that there's a distinction between <text:span text:style-name="T4">absolute</text:span> P-zombies (which should be impossible) and <text:span text:style-name="T4">finite</text:span> P-zombies (which should be unconscious and generally reducible to a lookup table of behavior). Comment on irreducability with regards to qualia and how important acknowledging it may be.</text:p>
      <text:p text:style-name="P8"/>
      <text:p text:style-name="P1">-In principle, each kind of qualia should have some basically unique structural quality that, when appropriately integrated into a thought complex, should produce an experience that partially consists of that qualia. Identifying and describing these particular structural qualities, and how they integrate (into complexes) and are differentiated (from other specific experiences of qualia) constitutes the <text:span text:style-name="T4">Middling Problem of Consciousness</text:span>.</text:p>
      <text:p text:style-name="P8"/>
      <text:p text:style-name="P8"/>
      <text:p text:style-name="P1">-To describe a passage of music as a theme, you are not strictly saying much about the structure of the music alone, but you are rather making a claim about how the passage is experienced as a a set of connected phenomena in the mind of a specific individual or number of individuals.</text:p>
      <text:p text:style-name="P8"/>
      <text:p text:style-name="P1">-It has been said that, in contrast to the clearness and detail of vision through the center of the cornea, the peripheral vision is actually blurrier, but that the brain 'tricks' up into thinking it is clearer than it is.</text:p>
      <text:p text:style-name="P8"/>
      <text:p text:style-name="P8"/>
      <text:p text:style-name="P3">The 'Fuzziness' Of Sight</text:p>
      <text:p text:style-name="P1"><text:span text:style-name="T6"><text:line-break/></text:span>{One thing that has been said about the nature of our eyesight is that, while the center of our field of vision, the part projecting onto the forvea, appears clear and dense in detail, the peripheral parts of our field of view are in contrast "actually blurry". This particular statement is made because, apparently, we aren't aware of this "blurriness" most of time - instead, the brain supposedly 'tricks' up into "thinking that our vision really is continuously clear", falsely giving the impression that most of our visual field is in fact 'not blurry', despite that we will still choose to look directly at something when we want to properly see it in detail.</text:p>
      <text:p text:style-name="P8"/>
      <text:p text:style-name="P1">However I see significant issue with this. The problem is that I perceive a significant difference in the 'fuzziness' that characterises actually blurry impression of objects when they are perceived through the forvea, and the seemingly different quality of vision when things are perceived through parts of the eye that simply provide less detail. You could say that things are "really blurry, but you simply don't notice this <text:soft-page-break/>most of the time" on the periphery, but I don't think this is an accurate description of vision at all. When you perceive that something is blurry, it is generally because you are looking at it dead on, receiving a lot of information about it, and specifically seeing that parts of it smear together or otherwise look fuzzy in detail. You can even specifically see this quality of blurriness, in contrast to non-blurriness, in your periphery if you look at an object so that it is outside the center of your vision yet keep your focus at the same distance as the object (resulting in no perceived blurriness), and then subsequently focus on an object that's further away (resulting in blurriness). The object, when 'in-focus' will not be perceived as comparatively blurry. Instead, it simply seems to be less detailed (though some added impression of its detail may be caused by a memory of what it looked like when it appears in the center of vision).</text:p>
      <text:p text:style-name="P8"/>
      <text:p text:style-name="P1">To further elaborate on this idea of detail-impression, and what happens what parts of our vision lack detail, we can look as what happens when we notice the nature of visual impression that occurs when something is positioned at the blind-spot of one of our eyes (when the other eye is blocked and we specifically align our sight so that an object 'disappears' when this spot passes over it). You can try this right now to see what it is like. You should notice that, rather than seeing a 'blank' spot (filled with either darkness or a perceived complete absence of vision), that the dead part of your vision is 'filled in' and continuous with the rest of your visual field despite no specific visual information being provided to it from your eye. Normally, this would be provided by your other eye, but we can see via this how the visual impressions in a given part of our visual field can be perceived as being filled-in and continuous despite having relatively low information content provided to them, without this resulting in any sense that the low detail area is blurry.</text:p>
      <text:p text:style-name="P8"/>
      <text:p text:style-name="P1">We could also use this idea to better understand what occurs at the edges of our field of vision. Rather than stop abruptly, it gradually looses detail, so that at the edges it becomes something closer to a vague light-color field, though definite shapes and movement are still apparent to a lesser extent.</text:p>
      <text:p text:style-name="P1"/>
      <text:p text:style-name="P1"/>
      <text:p text:style-name="P4">Ammendment 1 –</text:p>
      <text:p text:style-name="P1"><text:span text:style-name="T7">A new experience I've had has prompted me to add a note to this. One afternoon I experienced the phenomena known as </text:span><text:span text:style-name="T5">scintillating scotoma</text:span><text:span text:style-name="T7">. This causes a very peculiar effect on the field of vision, causing a display of rainbow stained glass-like polygonal patterns, to begin at a small spot and radiate outward. The jagged edges of the pattern, acting as an expanding frontier in the form of growing a shark teeth like line, maintain the rainbow qualities, which consist of the continually moving polygons, which appear to rotate kaleidoscopically, continually moving and sliding around each other within the slivers of the outward expanding edge. While, in the middle of the expanding patterns though is left a kind of 'wake', consisting of the area which the rainbow patterns have passed through, in which the quality of vision is (thankfully only temporarily) degraded. But the nature of this degradation is </text:span><text:soft-page-break/><text:span text:style-name="T7">interesting, as it resembles that of the continuous quality of vision being lowered, as discussed before, making vision slightly closer to what happens in the eye's 'blindspot', rather than appearing as a 'blurring' of existing sensory input. The nature of the 'vision' as a whole is also interesting, as rather than being something that stems from a problem in the eye itself and how it receives light, it seems to be an issue caused by the transmission of the signal to the brain. The result is something that is far more vivid than other mentioned forms of what might be termed hallucination, either from the imagination or through color field phenomena, the colors are very much seen, and quite starkly and brightly.</text:span></text:p>
      <text:p text:style-name="P2"/>
      <text:p text:style-name="P2">One of the results of this that is strange to experience is that, because the vision seemingly stems from nerve impulses independently of input from the eyes, it appears to occupy a particular part of the 'absolute' visual field. Meaning that, even if you cross your eyes, parts of the vision that appear in the direct center of the visual field remain there, rather than 'travelling' along with any particular eye, or forming part of double vision.</text:p>
      <text:p text:style-name="P2"/>
      <text:p text:style-name="P1"><text:span text:style-name="T7">In part the colors were clearly perceived to be moving, rotating around each other, and quite rapidly within the edge (compared to the overall glacial movement of the frontier advancement of the scomata, which occurred over 20 minutes), but the extent to which the perceived speed of the movement was due to the </text:span><text:span text:style-name="T5">change of position of the color forms</text:span><text:span text:style-name="T7"> as compared to the </text:span><text:span text:style-name="T5">motion detection part of vision</text:span><text:span text:style-name="T7"> being activated (in the same way certein optical illusions can produce the sense of motion while remaining still) was something that was unclear to me while having the experience.</text:span>}</text:p>
      <text:p text:style-name="P8"/>
      <text:p text:style-name="P1">-Why can machines, as they exit currently, not write good poetry? In general, it is because they cannot <text:span text:style-name="T4">judge</text:span> it. To reduce this to numerical, computational terms, they have no evaluation function which would allow them to say what the 'value' of the poem was, and hence no way of finding a core aspect to optimize. But even that would be an abstraction of the fundamental, qualitative experience of poetry, the value of which we experience as is and judge without any initial reduction into numerical terms (though there is nothing preventing us from deciding to place poems into a rating scheme to communicate some aspect of them, as experienced by us, to others).</text:p>
      <text:p text:style-name="P8"/>
      <text:p text:style-name="P1">-To say that 'utility', which is assumed by many utilitarians to be some absolute measure of goodness, can be stated in mathematical terms as a specific numeric value for any given instance (an instance being an experienced state for a given period of time by a particular set of people) assumes many arguably nebulous things. It presumes that particular mathematical operations conforming to specific invariants ought to be definable and valid for all cases of instances and all of their combinations. But who is to say that this is 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8-01T00:13:03.05</meta:creation-date>
    <dc:date>2020-04-28T00:34:43.74</dc:date>
    <dc:creator>Andrew Van Caem</dc:creator>
    <meta:editing-duration>PT56M19S</meta:editing-duration>
    <meta:editing-cycles>8</meta:editing-cycles>
    <meta:generator>OpenOffice/4.1.5$Win32 OpenOffice.org_project/415m1$Build-9789</meta:generator>
    <meta:document-statistic meta:table-count="0" meta:image-count="0" meta:object-count="0" meta:page-count="8" meta:paragraph-count="66" meta:word-count="3973" meta:character-count="24229"/>
  </office:meta>
</office:document-meta>
</file>